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6">Henri Bergson (1859-1941) <text:s/>Wstęp do metafizyki (fr.)</text:span></text:p>
      <text:p text:style-name="P3"><text:bookmark-start text:name="__RefHeading__1_1652706106"/>Wstęp do metafizyki (fr.)<text:bookmark-end text:name="__RefHeading__1_1652706106"/></text:p>
      <text:p text:style-name="P1"/>
      <text:p text:style-name="P2"><text:bookmark-start text:name="__RefHeading__3_1652706106"/>Definicje<text:bookmark-end text:name="__RefHeading__3_1652706106"/></text:p>
      <text:p text:style-name="P1"/>
      <text:p text:style-name="P1"><text:s text:c="10"/>Porównując ze sobą definicje metafizyki i koncepcje absolutu, spostrzegamy , że mimo jawnej rozbieżności zdań filozofowie utrzymują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chodzi z żadnego <text:s text:c="2"/>punktu widzenia i nie posługuje się symbolami. O pierwszym rodzaju poznania powiemy, że pozostaje w granicach względności, o drugim - gdzie jest ono w ogóle możliwe - że dociera do absolutu.</text:p>
      <text:p text:style-name="P1"/>
      <text:p text:style-name="P2">Ruch</text:p>
      <text:p text:style-name="P1"><text:s text:c="9"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<text:s text:c="2"/>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"/>
      <text:p text:style-name="P2"><text:bookmark-start text:name="__RefHeading__7_1652706106"/>Postać<text:bookmark-end text:name="__RefHeading__7_1652706106"/></text:p>
      <text:p text:style-name="P1"><text:s text:c="9"/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p>
      <text:p text:style-name="P1"/>
      <text:p text:style-name="P2">Źródło</text:p>
      <text:p text:style-name="P1"><text:s text:c="7"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ż punktów widzenia na nią.</text:p>
      <text:p text:style-name="P1"><text:s text:c="7"/><text:span text:style-name="T1">Wszystkie cechy , z których składa się jej opis, a które mogą pozwolić mi ją poznać tylko przez porównanie z osobami czy rzeczami znanymi mi już skądinąd, są znakami, w których się ona w sposób mniej lub bardziej symboliczny wyraża . Symbole i punkty widzenia stawiają </text:span><text:soft-page-break/><text:span text:style-name="T1">mnie więc na zewnątrz postaci, mówią mi o niej tylko to, co ma ona wspólnego z innymi, lecz do niej właściwie nie należą.</text:span></text:p>
      <text:p text:style-name="P1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<text:s/>dałoby mi absolut .</text:p>
      <text:p text:style-name="P1"/>
      <text:p text:style-name="P2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/text:p>
      <text:p text:style-name="P1">1.Definicje.........................................................................................................................1</text:p>
      <text:p text:style-name="P1">2.ruch ................................................................................................................................1</text:p>
      <text:p text:style-name="P1">3.postać..............................................................................................................................1</text:p>
      <text:p text:style-name="P1">4.Źródło.............................................................................................................................1</text:p>
      <text:p text:style-name="P1">5.Absolut...........................................................................................................................2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fo:font-variant="small-caps" style:font-name="Book Antiqua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23cm" fo:margin-bottom="0.106cm" fo:keep-with-next="always"/>
      <style:text-properties style:font-name="Arial" fo:font-size="12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loext:contextual-spacing="false" fo:margin-left="0cm" fo:margin-right="0cm" fo:margin-top="0cm" fo:margin-bottom="0.106cm" fo:text-align="justify" style:justify-single-word="false" fo:text-indent="0.6cm" style:auto-text-indent="false"/>
      <style:text-properties fo:font-variant="small-caps" style:font-name="Book Antiqua" fo:font-size="14pt" fo:font-weight="bold" style:font-size-asian="14pt" style:font-weight-asian="bold" style:font-name-complex="Book Antiqua" style:font-size-complex="10pt"/>
    </style:style>
    <style:style style:name="akapit_5f_p" style:display-name="akapit_p" style:family="paragraph" style:parent-style-name="Standard">
      <style:paragraph-properties loext:contextual-spacing="false" fo:margin-left="0cm" fo:margin-right="0cm" fo:margin-top="0.212cm" fo:margin-bottom="0.212cm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loext:contextual-spacing="false"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loext:contextual-spacing="false"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loext:contextual-spacing="false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loext:contextual-spacing="false"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loext:contextual-spacing="false"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loext:contextual-spacing="false"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loext:contextual-spacing="false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align="justify" style:justify-single-word="false" fo:text-indent="0cm" style:auto-text-indent="false"/>
      <style:text-properties fo:font-size="10.5pt" fo:font-style="italic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6:01:57.39</dc:date>
    <meta:print-date>2008-09-21T20:51:00</meta:print-date>
    <meta:editing-cycles>21</meta:editing-cycles>
    <meta:editing-duration>PT34M30S</meta:editing-duration>
    <meta:generator>OpenOffice/4.1.2$Win32 OpenOffice.org_project/412m3$Build-9782</meta:generator>
    <meta:document-statistic meta:table-count="0" meta:image-count="0" meta:object-count="0" meta:page-count="2" meta:paragraph-count="21" meta:word-count="687" meta:character-count="5140"/>
    <dc:creator>Patryk Lewandowski</dc:creator>
    <meta:user-defined meta:name="Informacja 1"/>
    <meta:user-defined meta:name="Informacja 2"/>
    <meta:user-defined meta:name="Informacja 3"/>
    <meta:user-defined meta:name="Informacja 4"/>
  </office:meta>
</office:document-meta>
</file>